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dd2e7" style:font-name="Droid Sans Mono" fo:font-size="10.5pt" fo:font-weight="normal" fo:background-color="#101e2c"/>
    </style:style>
    <style:style style:name="P2" style:family="paragraph" style:parent-style-name="Standard">
      <style:text-properties fo:color="#bdd2e7" style:font-name="Droid Sans Mono" fo:font-size="10.5pt" fo:font-weight="normal" officeooo:rsid="00049025" officeooo:paragraph-rsid="00049025" fo:background-color="#101e2c" style:font-weight-asian="bold" style:font-weight-complex="bold"/>
    </style:style>
    <style:style style:name="P3" style:family="paragraph" style:parent-style-name="Standard">
      <style:text-properties fo:color="#bdd2e7" style:font-name="Droid Sans Mono" fo:font-size="10.5pt" fo:font-style="normal" fo:font-weight="normal" fo:background-color="#101e2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style:line-height-at-least="0.503cm"/>
      <style:text-properties fo:color="#bdd2e7" style:font-name="Droid Sans Mono" fo:font-size="10.5pt" fo:font-style="normal" fo:font-weight="normal" officeooo:paragraph-rsid="00049025" fo:background-color="#101e2c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style:line-height-at-least="0.503cm"/>
      <style:text-properties fo:color="#bdd2e7" fo:background-color="#101e2c"/>
    </style:style>
    <style:style style:name="P6" style:family="paragraph" style:parent-style-name="Standard">
      <style:text-properties fo:color="#bdd2e7" officeooo:rsid="00049025" officeooo:paragraph-rsid="00049025" fo:background-color="#101e2c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049025" officeooo:paragraph-rsid="00049025"/>
    </style:style>
    <style:style style:name="P9" style:family="paragraph" style:parent-style-name="Standard">
      <style:text-properties fo:font-weight="bold" officeooo:rsid="00049025" officeooo:paragraph-rsid="00049025" style:font-weight-asian="bold" style:font-weight-complex="bold"/>
    </style:style>
    <style:style style:name="P10" style:family="paragraph" style:parent-style-name="Standard">
      <style:text-properties fo:font-weight="bold" officeooo:rsid="00049025" officeooo:paragraph-rsid="0005a0e7" style:font-weight-asian="bold" style:font-weight-complex="bold"/>
    </style:style>
    <style:style style:name="P11" style:family="paragraph" style:parent-style-name="Standard">
      <style:text-properties fo:font-weight="bold" officeooo:rsid="0005a0e7" officeooo:paragraph-rsid="0005a0e7" style:font-weight-asian="bold" style:font-weight-complex="bold"/>
    </style:style>
    <style:style style:name="P12" style:family="paragraph" style:parent-style-name="Standard">
      <style:text-properties fo:font-weight="bold" officeooo:rsid="0005a0e7" officeooo:paragraph-rsid="00063845" style:font-weight-asian="bold" style:font-weight-complex="bold"/>
    </style:style>
    <style:style style:name="P13" style:family="paragraph" style:parent-style-name="Text_20_body">
      <style:text-properties officeooo:paragraph-rsid="00049025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normal" officeooo:rsid="00049025" officeooo:paragraph-rsid="00049025" style:font-weight-asian="normal" style:font-weight-complex="normal"/>
    </style:style>
    <style:style style:name="P17" style:family="paragraph" style:parent-style-name="Standard">
      <style:text-properties fo:font-weight="normal" officeooo:rsid="0005a0e7" officeooo:paragraph-rsid="0005a0e7" style:font-weight-asian="normal" style:font-weight-complex="normal"/>
    </style:style>
    <style:style style:name="P18" style:family="paragraph" style:parent-style-name="Standard">
      <style:text-properties fo:font-weight="normal" officeooo:rsid="00063845" officeooo:paragraph-rsid="00063845" style:font-weight-asian="normal" style:font-weight-complex="normal"/>
    </style:style>
    <style:style style:name="P19" style:family="paragraph" style:parent-style-name="Standard">
      <style:text-properties fo:font-weight="normal" officeooo:rsid="000a5537" officeooo:paragraph-rsid="000a5537" style:font-weight-asian="normal" style:font-weight-complex="normal"/>
    </style:style>
    <style:style style:name="P20" style:family="paragraph" style:parent-style-name="Standard">
      <style:text-properties fo:color="#bdd2e7" style:font-name="Droid Sans Mono" fo:font-size="10.5pt" fo:font-style="normal" fo:font-weight="normal" fo:background-color="#101e2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style:line-height-at-least="0.503cm"/>
      <style:text-properties fo:color="#bdd2e7" style:font-name="Droid Sans Mono" fo:font-size="10.5pt" fo:font-style="normal" fo:font-weight="normal" officeooo:paragraph-rsid="00049025" fo:background-color="#101e2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style:line-height-at-least="0.503cm"/>
      <style:text-properties fo:color="#bdd2e7" style:font-name="Droid Sans Mono" fo:font-size="10.5pt" fo:font-weight="normal" fo:background-color="#101e2c"/>
    </style:style>
    <style:style style:name="P23" style:family="paragraph" style:parent-style-name="Standard">
      <style:text-properties fo:color="#bdd2e7" officeooo:rsid="00049025" officeooo:paragraph-rsid="00049025" fo:background-color="#101e2c"/>
    </style:style>
    <style:style style:name="P24" style:family="paragraph" style:parent-style-name="Standard">
      <style:paragraph-properties style:line-height-at-least="0.503cm"/>
      <style:text-properties fo:color="#bdd2e7" fo:background-color="#101e2c"/>
    </style:style>
    <style:style style:name="P25" style:family="paragraph" style:parent-style-name="Standard">
      <style:paragraph-properties style:line-height-at-least="0.503cm"/>
      <style:text-properties fo:color="#bdd2e7" officeooo:paragraph-rsid="0008f279" fo:background-color="#101e2c"/>
    </style:style>
    <style:style style:name="P26" style:family="paragraph" style:parent-style-name="Standard">
      <style:text-properties fo:font-weight="bold" officeooo:rsid="00049025" officeooo:paragraph-rsid="00049025" style:font-weight-asian="bold" style:font-weight-complex="bold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bold" officeooo:rsid="0008f279" officeooo:paragraph-rsid="0008f279" style:font-weight-asian="bold" style:font-weight-complex="bold"/>
    </style:style>
    <style:style style:name="P29" style:family="paragraph" style:parent-style-name="Text_20_body">
      <style:text-properties fo:font-weight="normal" officeooo:rsid="00063845" officeooo:paragraph-rsid="00063845" style:font-weight-asian="normal" style:font-weight-complex="normal"/>
    </style:style>
    <style:style style:name="P30" style:family="paragraph" style:parent-style-name="Text_20_body">
      <style:text-properties fo:font-weight="normal" officeooo:rsid="0008f279" officeooo:paragraph-rsid="0008f279" style:font-weight-asian="normal" style:font-weight-complex="normal"/>
    </style:style>
    <style:style style:name="P31" style:family="paragraph" style:parent-style-name="Text_20_body">
      <style:text-properties officeooo:paragraph-rsid="000a85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9025"/>
    </style:style>
    <style:style style:name="T3" style:family="text">
      <style:text-properties fo:color="#bdd2e7" style:font-name="Droid Sans Mono" fo:font-size="10.5pt" fo:font-weight="normal" fo:background-color="#101e2c" loext:char-shading-value="0"/>
    </style:style>
    <style:style style:name="T4" style:family="text">
      <style:text-properties fo:color="#9696ff"/>
    </style:style>
    <style:style style:name="T5" style:family="text">
      <style:text-properties fo:color="#9696ff" style:font-name="Droid Sans Mono" fo:font-size="10.5pt" fo:font-weight="normal"/>
    </style:style>
    <style:style style:name="T6" style:family="text">
      <style:text-properties fo:color="#9696ff" style:font-name="Droid Sans Mono" fo:font-size="10.5pt" fo:font-weight="normal" fo:background-color="#101e2c" loext:char-shading-value="0"/>
    </style:style>
    <style:style style:name="T7" style:family="text">
      <style:text-properties fo:color="#00dcdc"/>
    </style:style>
    <style:style style:name="T8" style:family="text">
      <style:text-properties fo:color="#00dcdc" style:font-name="Droid Sans Mono" fo:font-size="10.5pt" fo:font-weight="normal"/>
    </style:style>
    <style:style style:name="T9" style:family="text">
      <style:text-properties fo:color="#00dcdc" style:font-name="Droid Sans Mono" fo:font-size="10.5pt" fo:font-weight="normal" fo:background-color="#101e2c" loext:char-shading-value="0"/>
    </style:style>
    <style:style style:name="T10" style:family="text">
      <style:text-properties fo:color="#ffb482"/>
    </style:style>
    <style:style style:name="T11" style:family="text">
      <style:text-properties fo:color="#ffb482" style:font-name="Droid Sans Mono" fo:font-size="10.5pt" fo:font-weight="normal"/>
    </style:style>
    <style:style style:name="T12" style:family="text">
      <style:text-properties fo:color="#ffb482" style:font-name="Droid Sans Mono" fo:font-size="10.5pt" fo:font-weight="normal" fo:background-color="#101e2c" loext:char-shading-value="0"/>
    </style:style>
    <style:style style:name="T13" style:family="text">
      <style:text-properties fo:color="#00b1ff" fo:font-style="italic"/>
    </style:style>
    <style:style style:name="T14" style:family="text">
      <style:text-properties fo:color="#00b1ff" fo:font-style="italic" officeooo:rsid="0008f279"/>
    </style:style>
    <style:style style:name="T15" style:family="text">
      <style:text-properties fo:color="#00b1ff" style:font-name="Droid Sans Mono" fo:font-size="10.5pt" fo:font-style="italic" fo:font-weight="normal"/>
    </style:style>
    <style:style style:name="T16" style:family="text">
      <style:text-properties fo:color="#ffdc96"/>
    </style:style>
    <style:style style:name="T17" style:family="text">
      <style:text-properties fo:color="#ffdc96" style:font-name="Droid Sans Mono" fo:font-size="10.5pt"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5a0e7" style:font-weight-asian="normal" style:font-weight-complex="normal"/>
    </style:style>
    <style:style style:name="T20" style:family="text">
      <style:text-properties fo:font-weight="normal" officeooo:rsid="00063845" style:font-weight-asian="normal" style:font-weight-complex="normal"/>
    </style:style>
    <style:style style:name="T21" style:family="text">
      <style:text-properties style:font-name="Droid Sans Mono" fo:font-size="10.5pt" fo:font-weight="normal"/>
    </style:style>
    <style:style style:name="T22" style:family="text">
      <style:text-properties style:font-name="Droid Sans Mono" fo:font-size="10.5pt" fo:font-weight="normal" officeooo:rsid="0008f279"/>
    </style:style>
    <style:style style:name="T23" style:family="text">
      <style:text-properties fo:color="#ff7878"/>
    </style:style>
    <style:style style:name="T24" style:family="text">
      <style:text-properties fo:color="#ff7878" style:font-name="Droid Sans Mono" fo:font-size="10.5pt" fo:font-weight="normal"/>
    </style:style>
    <style:style style:name="T25" style:family="text">
      <style:text-properties fo:color="#dc8cff" style:font-name="Droid Sans Mono" fo:font-size="10.5pt" fo:font-weight="normal"/>
    </style:style>
    <style:style style:name="T26" style:family="text">
      <style:text-properties fo:color="#aae682" style:font-name="Droid Sans Mono" fo:font-size="10.5pt" fo:font-weight="normal"/>
    </style:style>
    <style:style style:name="T27" style:family="text">
      <style:text-properties officeooo:rsid="0005a0e7"/>
    </style:style>
    <style:style style:name="T28" style:family="text">
      <style:text-properties officeooo:rsid="0008f279"/>
    </style:style>
    <style:style style:name="T29" style:family="text">
      <style:text-properties officeooo:rsid="000a5537"/>
    </style:style>
    <style:style style:name="T30" style:family="text">
      <style:text-properties officeooo:rsid="000a85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Описание условия задачи:</text:p>
      <text:p text:style-name="Text_20_body"><text:tab/>Цель работы - реализовать алгоритмы обработки разреженных матриц, сравнить <text:tab/>эффективность использования этих алгоритмов (по времени выполнения и по <text:tab/>требуемой памяти) со стандартными алгоритмами обработки матриц при различном <text:tab/>процентном заполнении матриц ненулевыми значениями и при различных размерах <text:tab/>матриц. </text:p>
      <text:p text:style-name="Text_20_body">Разреженная (содержащая много нулей) матрица хранится в форме 3-х объектов: </text:p>
      <text:p text:style-name="Text_20_body"><text:tab/>- вектор A содержит значения ненулевых элементов; </text:p>
      <text:p text:style-name="Text_20_body"><text:tab/>- вектор IA содержит номера строк для элементов вектора A; </text:p>
      <text:p text:style-name="Text_20_body"><text:tab/>- связный список JA, в элементе Nk которого находится номер компонент в A и IA, с <text:tab/>которых начинается описание столбца Nk матрицы A.</text:p>
      <text:p text:style-name="Text_20_body"/>
      <text:p text:style-name="Text_20_body">1. Смоделировать операцию <text:span text:style-name="T2">умножения</text:span> двух матриц, хранящихся в этой форме, с получением результата в той же форме. </text:p>
      <text:p text:style-name="Text_20_body">2. Произвести операцию <text:span text:style-name="T2">умножения</text:span>, применяя стандартный алгоритм работы с матрицами. </text:p>
      <text:p text:style-name="P13">3. Сравнить время выполнения операций и объем памяти при использовании этих 2-х алгоритмов при различном проценте заполнения матриц.</text:p>
      <text:p text:style-name="P28">Входные данные:</text:p>
      <text:p text:style-name="P30">1. Размерность матрицы (n*m)</text:p>
      <text:p text:style-name="P30">2. Количество ненулевых элементов матрицы</text:p>
      <text:p text:style-name="P30">3. Ввод ненулевых элементов в формате row col el</text:p>
      <text:p text:style-name="P30">4. Количество ненулевых элементов вектора</text:p>
      <text:p text:style-name="P30">5. Ввод ненулевых элементов в формате row el</text:p>
      <text:p text:style-name="P28">Выходные данные:</text:p>
      <text:p text:style-name="P30">1. <text:span text:style-name="T30">Столбец</text:span> в обычном виде</text:p>
      <text:p text:style-name="P30">2. <text:span text:style-name="T30">Столбец</text:span> в упакованном виде</text:p>
      <text:p text:style-name="P30">3. Время выполнения перемножения матрицы <text:span text:style-name="T30">на вектор-столбец</text:span> стандартным методом</text:p>
      <text:p text:style-name="P30">4. Время выполнения перемножения матрицы <text:span text:style-name="T30">на вектор-столбец</text:span> в упакованном виде </text:p>
      <text:p text:style-name="P14">В интерфейсе </text:p>
      <text:p text:style-name="Text_20_body"><text:span text:style-name="T2">1</text:span>. Указывать формат и диапазона вводимых данных </text:p>
      <text:p text:style-name="Text_20_body"><text:span text:style-name="T2">2</text:span>. Указывать операции, производимой программой (сложение) </text:p>
      <text:p text:style-name="Text_20_body"><text:span text:style-name="T2">3</text:span>. Наличие пояснений при выводе результата </text:p>
      <text:p text:style-name="Text_20_body"><text:span text:style-name="T2">4</text:span>. <text:span text:style-name="T2">В</text:span>озможность заполнения матриц вручную (даже при большой размерности)</text:p>
      <text:p text:style-name="Text_20_body"><text:soft-page-break/></text:p>
      <text:p text:style-name="P14">Используемые структуры данных</text:p>
      <text:p text:style-name="P3">#<text:span text:style-name="T4">define</text:span> <text:span text:style-name="T7">OK</text:span> <text:span text:style-name="T10">1</text:span></text:p>
      <text:p text:style-name="P7"><text:span text:style-name="T3">#</text:span><text:span text:style-name="T6">define</text:span><text:span text:style-name="T3"> </text:span><text:span text:style-name="T9">ERROR</text:span><text:span text:style-name="T3"> </text:span><text:span text:style-name="T12">0</text:span></text:p>
      <text:p text:style-name="P1"><text:span text:style-name="T13">struct</text:span> matrix</text:p>
      <text:p text:style-name="P1">{</text:p>
      <text:p text:style-name="P5">    <text:span text:style-name="T15">int</text:span><text:span text:style-name="T21"> </text:span><text:span text:style-name="T24">*</text:span><text:span text:style-name="T21">vector_a;</text:span></text:p>
      <text:p text:style-name="P5">    <text:span text:style-name="T15">int</text:span><text:span text:style-name="T21"> count;</text:span></text:p>
      <text:p text:style-name="P5">    <text:span text:style-name="T15">int</text:span><text:span text:style-name="T21"> </text:span><text:span text:style-name="T24">*</text:span><text:span text:style-name="T21">vector_ja;</text:span></text:p>
      <text:p text:style-name="P5">    <text:span text:style-name="T15">int</text:span><text:span text:style-name="T21"> </text:span><text:span text:style-name="T24">*</text:span><text:span text:style-name="T21">vector_ia;</text:span></text:p>
      <text:p text:style-name="P5">    <text:span text:style-name="T15">int</text:span><text:span text:style-name="T21"> count_ia;</text:span></text:p>
      <text:p text:style-name="P1">};</text:p>
      <text:p text:style-name="P7"/>
      <text:p text:style-name="P1"><text:span text:style-name="T13">struct</text:span> vector</text:p>
      <text:p text:style-name="P1">{</text:p>
      <text:p text:style-name="P5">    <text:span text:style-name="T15">int</text:span><text:span text:style-name="T21"> </text:span><text:span text:style-name="T24">*</text:span><text:span text:style-name="T21">vector_a;</text:span></text:p>
      <text:p text:style-name="P5">    <text:span text:style-name="T15">int</text:span><text:span text:style-name="T21"> count;</text:span></text:p>
      <text:p text:style-name="P5">    <text:span text:style-name="T15">int</text:span><text:span text:style-name="T21"> </text:span><text:span text:style-name="T24">*</text:span><text:span text:style-name="T21">vector_ja;</text:span></text:p>
      <text:p text:style-name="P5">    <text:span text:style-name="T15">int</text:span><text:span text:style-name="T21"> </text:span><text:span text:style-name="T24">*</text:span><text:span text:style-name="T21">vector_ia;</text:span></text:p>
      <text:p text:style-name="P1">};</text:p>
      <text:p text:style-name="P15"/>
      <text:p text:style-name="P3"><text:span text:style-name="T13">// </text:span><text:span text:style-name="T14">Создание матрицы</text:span></text:p>
      <text:p text:style-name="P3"><text:span text:style-name="T13">void</text:span> <text:span text:style-name="T7">create_matrix</text:span>(<text:span text:style-name="T13">int</text:span> <text:span text:style-name="T23">***</text:span><text:span text:style-name="T16">matr</text:span>, <text:span text:style-name="T13">int</text:span> <text:span text:style-name="T16">n</text:span>, <text:span text:style-name="T13">int</text:span> <text:span text:style-name="T16">m</text:span>)</text:p>
      <text:p text:style-name="P4"><text:span text:style-name="T13">// </text:span><text:span text:style-name="T14">Тестирование времени выполнения</text:span></text:p>
      <text:p text:style-name="P4"><text:span text:style-name="T13">void</text:span> <text:span text:style-name="T7">test_time</text:span>(<text:span text:style-name="T13">int</text:span> <text:span text:style-name="T16">procent</text:span>, <text:span text:style-name="T13">int</text:span> <text:span text:style-name="T16">size</text:span>);</text:p>
      <text:p text:style-name="P4"><text:span text:style-name="T13">// </text:span><text:span text:style-name="T14">Удаление матрицы</text:span></text:p>
      <text:p text:style-name="P4"><text:span text:style-name="T13">void</text:span> <text:span text:style-name="T7">delete_matrix</text:span>(<text:span text:style-name="T13">int</text:span> <text:span text:style-name="T23">***</text:span><text:span text:style-name="T16">matr</text:span>, <text:span text:style-name="T13">int</text:span> <text:span text:style-name="T16">n</text:span>)</text:p>
      <text:p text:style-name="P4"><text:span text:style-name="T13">// </text:span><text:span text:style-name="T14">Создание упакованного вектора</text:span></text:p>
      <text:p text:style-name="P4"><text:span text:style-name="T13">struct</text:span> matrix <text:span text:style-name="T7">create_vectors</text:span>(<text:span text:style-name="T13">struct</text:span> matrix <text:span text:style-name="T16">cur</text:span>, <text:span text:style-name="T13">int</text:span> <text:span text:style-name="T23">**</text:span><text:span text:style-name="T16">matr</text:span>, <text:span text:style-name="T13">int</text:span> <text:span text:style-name="T16">row</text:span>, <text:span text:style-name="T13">int</text:span> <text:span text:style-name="T16">col</text:span>)</text:p>
      <text:p text:style-name="P4"><text:span text:style-name="T13">// </text:span><text:span text:style-name="T14">Зануление матрицы</text:span></text:p>
      <text:p text:style-name="P4"><text:span text:style-name="T13">void</text:span> <text:span text:style-name="T7">null_matr</text:span>(<text:span text:style-name="T13">int</text:span> <text:span text:style-name="T23">**</text:span><text:span text:style-name="T16">matr</text:span>, <text:span text:style-name="T13">int</text:span> <text:span text:style-name="T16">n</text:span>, <text:span text:style-name="T13">int</text:span> <text:span text:style-name="T16">m</text:span>)</text:p>
      <text:p text:style-name="P1"><text:span text:style-name="T13">// </text:span><text:span text:style-name="T14">Заполнение матрицы числом</text:span></text:p>
      <text:p text:style-name="P1"><text:span text:style-name="T13">void</text:span> <text:span text:style-name="T7">fill_num</text:span>(<text:span text:style-name="T13">int</text:span> <text:span text:style-name="T23">**</text:span><text:span text:style-name="T16">matr</text:span>, <text:span text:style-name="T13">int</text:span> <text:span text:style-name="T16">row</text:span>, <text:span text:style-name="T13">int</text:span> <text:span text:style-name="T16">col</text:span>, <text:span text:style-name="T13">int</text:span> <text:span text:style-name="T16">num</text:span>)</text:p>
      <text:p text:style-name="P4"><text:span text:style-name="T13">// </text:span><text:span text:style-name="T14">Заполнение вектора числом</text:span></text:p>
      <text:p text:style-name="P4"><text:span text:style-name="T13">void</text:span> <text:span text:style-name="T7">fill_vect</text:span>(<text:span text:style-name="T13">int</text:span> <text:span text:style-name="T23">*</text:span><text:span text:style-name="T16">vect</text:span>, <text:span text:style-name="T13">int</text:span> <text:span text:style-name="T16">size</text:span>)</text:p>
      <text:p text:style-name="P4"><text:span text:style-name="T13">// </text:span><text:span text:style-name="T14">Стандартное перемножение</text:span></text:p>
      <text:p text:style-name="P4"><text:span text:style-name="T13">void</text:span> <text:span text:style-name="T7">multiply_once_c</text:span>(<text:span text:style-name="T13">int</text:span> <text:span text:style-name="T23">**</text:span><text:span text:style-name="T16">matr_first</text:span>, <text:span text:style-name="T13">int</text:span> <text:span text:style-name="T23">*</text:span><text:span text:style-name="T16">matr_second</text:span>, <text:span text:style-name="T13">int</text:span> <text:span text:style-name="T16">row</text:span>, <text:span text:style-name="T13">int</text:span> <text:span text:style-name="T16">col</text:span>)</text:p>
      <text:p text:style-name="P4"><text:span text:style-name="T13">// </text:span><text:span text:style-name="T14">Стандартное время перемножения для проверки времени</text:span></text:p>
      <text:p text:style-name="P4"><text:span text:style-name="T13">void</text:span> <text:span text:style-name="T7">multiply_once_for_check</text:span>(<text:span text:style-name="T13">int</text:span> <text:span text:style-name="T23">**</text:span><text:span text:style-name="T16">matr_first</text:span>, <text:span text:style-name="T13">int</text:span> <text:span text:style-name="T23">*</text:span><text:span text:style-name="T16">matr_second</text:span>, <text:span text:style-name="T13">int</text:span> <text:span text:style-name="T16">row</text:span>, <text:span text:style-name="T13">int</text:span> <text:span text:style-name="T16">col</text:span>)</text:p>
      <text:p text:style-name="P4"><text:span text:style-name="T13">// </text:span><text:span text:style-name="T14">Перемножение упакованной матрицы</text:span></text:p>
      <text:p text:style-name="P4"><text:span text:style-name="T13">void</text:span> <text:span text:style-name="T7">check</text:span>(<text:span text:style-name="T13">struct</text:span> matrix <text:span text:style-name="T16">matr</text:span>, <text:span text:style-name="T13">struct</text:span> vector <text:span text:style-name="T16">vect</text:span>, <text:span text:style-name="T13">struct</text:span> vector <text:span text:style-name="T23">*</text:span><text:span text:style-name="T16">res</text:span>)</text:p>
      <text:p text:style-name="P4"><text:span text:style-name="T13">// </text:span><text:span text:style-name="T14">Ввод вектора</text:span></text:p>
      <text:p text:style-name="P4"><text:span text:style-name="T13">struct</text:span> vector <text:span text:style-name="T7">input_vect</text:span>(<text:span text:style-name="T13">struct</text:span> vector <text:span text:style-name="T16">vect</text:span>, <text:span text:style-name="T13">int</text:span> <text:span text:style-name="T23">*</text:span><text:span text:style-name="T16">vect_cur</text:span>, <text:span text:style-name="T13">int</text:span> <text:span text:style-name="T16">row</text:span>)</text:p>
      <text:p text:style-name="P4"/>
      <text:p text:style-name="Standard"/>
      <text:p text:style-name="P9">Алгоритм умножения матрицы на вектор столбец в упакованном виде</text:p>
      <text:p text:style-name="P9"/>
      <text:p text:style-name="P9"/>
      <text:p text:style-name="P9"/>
      <text:p text:style-name="P6"><text:soft-page-break/></text:p>
      <text:p text:style-name="P6">    <text:span text:style-name="T15">clock_t</text:span><text:span text:style-name="T21"> begin </text:span><text:span text:style-name="T24">=</text:span><text:span text:style-name="T21"> </text:span><text:span text:style-name="T8">clock</text:span><text:span text:style-name="T21">();</text:span></text:p>
      <text:p text:style-name="P5">    <text:span text:style-name="T15">int</text:span><text:span text:style-name="T21"> j </text:span><text:span text:style-name="T24">=</text:span><text:span text:style-name="T21"> </text:span><text:span text:style-name="T11">0</text:span><text:span text:style-name="T21">, sum </text:span><text:span text:style-name="T24">=</text:span><text:span text:style-name="T21"> </text:span><text:span text:style-name="T11">0</text:span><text:span text:style-name="T21">;</text:span></text:p>
      <text:p text:style-name="P5">    <text:span text:style-name="T15">int</text:span><text:span text:style-name="T21"> c </text:span><text:span text:style-name="T24">=</text:span><text:span text:style-name="T21"> </text:span><text:span text:style-name="T11">0</text:span><text:span text:style-name="T21">;</text:span></text:p>
      <text:p text:style-name="P5">    <text:span text:style-name="T15">int</text:span><text:span text:style-name="T21"> k </text:span><text:span text:style-name="T24">=</text:span><text:span text:style-name="T21"> </text:span><text:span text:style-name="T11">0</text:span><text:span text:style-name="T21">;</text:span></text:p>
      <text:p text:style-name="P5">    <text:span text:style-name="T5">for</text:span><text:span text:style-name="T21"> (</text:span><text:span text:style-name="T15">int</text:span><text:span text:style-name="T21"> i </text:span><text:span text:style-name="T24">=</text:span><text:span text:style-name="T21"> </text:span><text:span text:style-name="T11">0</text:span><text:span text:style-name="T21">; i </text:span><text:span text:style-name="T25">&lt;</text:span><text:span text:style-name="T21"> </text:span><text:span text:style-name="T17">matr</text:span><text:span text:style-name="T21">.</text:span><text:span text:style-name="T17">count_ia</text:span><text:span text:style-name="T21">; i</text:span><text:span text:style-name="T24">++</text:span><text:span text:style-name="T21">)</text:span></text:p>
      <text:p text:style-name="P5">    <text:span text:style-name="T21">{</text:span></text:p>
      <text:p text:style-name="P5">        <text:span text:style-name="T21">sum </text:span><text:span text:style-name="T24">=</text:span><text:span text:style-name="T21"> </text:span><text:span text:style-name="T11">0</text:span><text:span text:style-name="T21">;</text:span></text:p>
      <text:p text:style-name="P25">        // <text:span text:style-name="T28">проверка количества элементов в строке</text:span></text:p>
      <text:p text:style-name="P25"><text:span text:style-name="T5"><text:s text:c="7"/>for</text:span><text:span text:style-name="T21"> (; j </text:span><text:span text:style-name="T25">&lt;</text:span><text:span text:style-name="T21"> </text:span><text:span text:style-name="T17">matr</text:span><text:span text:style-name="T21">.</text:span><text:span text:style-name="T17">vector_ia</text:span><text:span text:style-name="T21">[i]; j</text:span><text:span text:style-name="T24">++</text:span><text:span text:style-name="T21">)</text:span></text:p>
      <text:p text:style-name="P5">        <text:span text:style-name="T21">{</text:span></text:p>
      <text:p text:style-name="P5"><text:span text:style-name="T21"><text:tab/></text:span><text:span text:style-name="T22">// проверка есть ли ненулевые элементы в векторе в данном диапозоне</text:span></text:p>
      <text:p text:style-name="P5">            <text:span text:style-name="T5">if</text:span><text:span text:style-name="T21"> (</text:span><text:span text:style-name="T17">vect</text:span><text:span text:style-name="T21">.</text:span><text:span text:style-name="T17">vector_ia</text:span><text:span text:style-name="T21">[</text:span><text:span text:style-name="T17">matr</text:span><text:span text:style-name="T21">.</text:span><text:span text:style-name="T17">vector_ja</text:span><text:span text:style-name="T21">[j] </text:span><text:span text:style-name="T24">+</text:span><text:span text:style-name="T21"> </text:span><text:span text:style-name="T11">1</text:span><text:span text:style-name="T21">] </text:span><text:span text:style-name="T25">!=</text:span><text:span text:style-name="T21"> </text:span><text:span text:style-name="T17">vect</text:span><text:span text:style-name="T21">.</text:span><text:span text:style-name="T17">vector_ia</text:span><text:span text:style-name="T21">[</text:span><text:span text:style-name="T17">matr</text:span><text:span text:style-name="T21">.</text:span><text:span text:style-name="T17">vector_ja</text:span><text:span text:style-name="T21">[j]])</text:span></text:p>
      <text:p text:style-name="P5">            <text:span text:style-name="T21">{</text:span></text:p>
      <text:p text:style-name="P5"><text:span text:style-name="T21"><text:tab/> <text:s text:c="2"/>// </text:span><text:span text:style-name="T22">суммирование для умножения</text:span></text:p>
      <text:p text:style-name="P25">                <text:span text:style-name="T21">sum </text:span><text:span text:style-name="T24">+=</text:span><text:span text:style-name="T21"> </text:span><text:span text:style-name="T17">matr</text:span><text:span text:style-name="T21">.</text:span><text:span text:style-name="T17">vector_a</text:span><text:span text:style-name="T21">[j] </text:span><text:span text:style-name="T24">*</text:span><text:span text:style-name="T21"> </text:span><text:span text:style-name="T17">vect</text:span><text:span text:style-name="T21">.</text:span><text:span text:style-name="T17">vector_a</text:span><text:span text:style-name="T21">[</text:span><text:span text:style-name="T17">vect</text:span><text:span text:style-name="T21">.</text:span><text:span text:style-name="T17">vector_ia</text:span><text:span text:style-name="T21">[</text:span><text:span text:style-name="T17">matr</text:span><text:span text:style-name="T21">.</text:span><text:span text:style-name="T17">vector_ja</text:span><text:span text:style-name="T21">[j] </text:span><text:span text:style-name="T24">+</text:span><text:span text:style-name="T21"> </text:span><text:span text:style-name="T11">1</text:span><text:span text:style-name="T21">] </text:span><text:span text:style-name="T24">-</text:span><text:span text:style-name="T21"> </text:span><text:span text:style-name="T11">1</text:span><text:span text:style-name="T21">]; </text:span></text:p>
      <text:p text:style-name="P5">            <text:span text:style-name="T21">}</text:span></text:p>
      <text:p text:style-name="P5">        <text:span text:style-name="T21">}</text:span></text:p>
      <text:p text:style-name="P5">        <text:span text:style-name="T5">if</text:span><text:span text:style-name="T21"> (sum </text:span><text:span text:style-name="T25">!=</text:span><text:span text:style-name="T21"> </text:span><text:span text:style-name="T11">0</text:span><text:span text:style-name="T21">)</text:span></text:p>
      <text:p text:style-name="P5">        <text:span text:style-name="T21">{</text:span></text:p>
      <text:p text:style-name="P5"><text:span text:style-name="T21"><text:tab/>// </text:span><text:span text:style-name="T22">Упаковка вектора</text:span></text:p>
      <text:p text:style-name="P5">            <text:span text:style-name="T17">res</text:span><text:span text:style-name="T21">-&gt;</text:span><text:span text:style-name="T17">vector_a</text:span><text:span text:style-name="T21">[k] </text:span><text:span text:style-name="T24">=</text:span><text:span text:style-name="T21"> sum;</text:span></text:p>
      <text:p text:style-name="P5">            <text:span text:style-name="T21">k</text:span><text:span text:style-name="T24">++</text:span><text:span text:style-name="T21">;</text:span></text:p>
      <text:p text:style-name="P5">        <text:span text:style-name="T21">}</text:span></text:p>
      <text:p text:style-name="P5">        <text:span text:style-name="T17">res</text:span><text:span text:style-name="T21">-&gt;</text:span><text:span text:style-name="T17">vector_ia</text:span><text:span text:style-name="T21">[i] </text:span><text:span text:style-name="T24">=</text:span><text:span text:style-name="T21"> k;</text:span></text:p>
      <text:p text:style-name="P5">    <text:span text:style-name="T21">}</text:span></text:p>
      <text:p text:style-name="P5">    <text:span text:style-name="T17">res</text:span><text:span text:style-name="T21">-&gt;</text:span><text:span text:style-name="T17">count</text:span><text:span text:style-name="T21"> </text:span><text:span text:style-name="T24">=</text:span><text:span text:style-name="T21"> k;</text:span></text:p>
      <text:p text:style-name="P5">    <text:span text:style-name="T15">clock_t</text:span><text:span text:style-name="T21"> end </text:span><text:span text:style-name="T24">=</text:span><text:span text:style-name="T21"> </text:span><text:span text:style-name="T8">clock</text:span><text:span text:style-name="T21">();</text:span></text:p>
      <text:p text:style-name="P5">    </text:p>
      <text:p text:style-name="P5">    <text:span text:style-name="T8">printf</text:span><text:span text:style-name="T21">(</text:span><text:span text:style-name="T26">"Result of multiply struct is &gt; </text:span><text:span text:style-name="T17">%.6lf</text:span><text:span text:style-name="T26">\n"</text:span><text:span text:style-name="T21">, (</text:span><text:span text:style-name="T15">double</text:span><text:span text:style-name="T21">)(end </text:span><text:span text:style-name="T24">-</text:span><text:span text:style-name="T21"> begin) </text:span><text:span text:style-name="T24">/</text:span><text:span text:style-name="T21"> CLOCKS_PER_SEC);</text:span></text:p>
      <text:p text:style-name="P8"/>
      <text:p text:style-name="P9">Стандартный алгоритм умножения матрицы на вектор столбец</text:p>
      <text:p text:style-name="P2"><text:span text:style-name="T13">clock_t</text:span> begin <text:span text:style-name="T23">=</text:span> <text:span text:style-name="T7">clock</text:span>();</text:p>
      <text:p text:style-name="P5">    <text:span text:style-name="T5">for</text:span><text:span text:style-name="T21"> (</text:span><text:span text:style-name="T15">int</text:span><text:span text:style-name="T21"> i </text:span><text:span text:style-name="T24">=</text:span><text:span text:style-name="T21"> </text:span><text:span text:style-name="T11">0</text:span><text:span text:style-name="T21">; i </text:span><text:span text:style-name="T25">&lt;</text:span><text:span text:style-name="T21"> row; i</text:span><text:span text:style-name="T24">++</text:span><text:span text:style-name="T21">)</text:span></text:p>
      <text:p text:style-name="P5">    <text:span text:style-name="T21">{</text:span></text:p>
      <text:p text:style-name="P5">        <text:span text:style-name="T5">for</text:span><text:span text:style-name="T21"> (</text:span><text:span text:style-name="T15">int</text:span><text:span text:style-name="T21"> k </text:span><text:span text:style-name="T24">=</text:span><text:span text:style-name="T21"> </text:span><text:span text:style-name="T11">0</text:span><text:span text:style-name="T21">; k </text:span><text:span text:style-name="T25">&lt;</text:span><text:span text:style-name="T21"> col; k</text:span><text:span text:style-name="T24">++</text:span><text:span text:style-name="T21">)</text:span></text:p>
      <text:p text:style-name="P5">        <text:span text:style-name="T21">{</text:span></text:p>
      <text:p text:style-name="P5"><text:span text:style-name="T21"><text:tab/>// </text:span><text:span text:style-name="T22">перемножение элементов матрицы и столбца</text:span></text:p>
      <text:p text:style-name="P5">            <text:span text:style-name="T17">calc</text:span><text:span text:style-name="T21">[i] </text:span><text:span text:style-name="T24">+=</text:span><text:span text:style-name="T21"> </text:span><text:span text:style-name="T17">matr_first</text:span><text:span text:style-name="T21">[i][k] </text:span><text:span text:style-name="T24">*</text:span><text:span text:style-name="T21"> </text:span><text:span text:style-name="T17">matr_second</text:span><text:span text:style-name="T21">[k];</text:span></text:p>
      <text:p text:style-name="P5">        <text:span text:style-name="T21">}</text:span></text:p>
      <text:p text:style-name="P5">    <text:span text:style-name="T21">}</text:span></text:p>
      <text:p text:style-name="P5">    </text:p>
      <text:p text:style-name="P5">    <text:span text:style-name="T15">clock_t</text:span><text:span text:style-name="T21"> end </text:span><text:span text:style-name="T24">=</text:span><text:span text:style-name="T21"> </text:span><text:span text:style-name="T8">clock</text:span><text:span text:style-name="T21">();</text:span></text:p>
      <text:p text:style-name="P5">    <text:span text:style-name="T8">printf</text:span><text:span text:style-name="T21">(</text:span><text:span text:style-name="T26">"Result of multiply matr is &gt; </text:span><text:span text:style-name="T17">%.6lf</text:span><text:span text:style-name="T26">\n"</text:span><text:span text:style-name="T21">, (</text:span><text:span text:style-name="T15">double</text:span><text:span text:style-name="T21">)(end </text:span><text:span text:style-name="T24">-</text:span><text:span text:style-name="T21"> begin) </text:span><text:span text:style-name="T24">/</text:span><text:span text:style-name="T21"> CLOCKS_PER_SEC);</text:span></text:p>
      <text:p text:style-name="P9"/>
      <text:p text:style-name="P9"/>
      <text:p text:style-name="P9">Наборы тестов с указанием, что проверяется</text:p>
      <text:p text:style-name="P9"/>
      <text:p text:style-name="P9">1. <text:span text:style-name="T18">Проверка корректности ввода</text:span></text:p>
      <text:p text:style-name="P16"><text:tab/>a) Input &gt; a</text:p>
      <text:p text:style-name="P16"><text:soft-page-break/><text:tab/>ERROR!</text:p>
      <text:p text:style-name="P16"/>
      <text:p text:style-name="P16"><text:tab/>b) Input n &gt; -1</text:p>
      <text:p text:style-name="P16"><text:tab/>ERROR!</text:p>
      <text:p text:style-name="P16"/>
      <text:p text:style-name="P16"><text:tab/>c) Input procenting &gt; -1</text:p>
      <text:p text:style-name="P16"><text:tab/>ERROR!</text:p>
      <text:p text:style-name="P16"/>
      <text:p text:style-name="P10"><text:span text:style-name="T27">2. </text:span><text:span text:style-name="T19">Проверка корректности сложения:</text:span></text:p>
      <text:p text:style-name="P17"/>
      <text:p text:style-name="P17"><text:tab/>Исходная матрица:</text:p>
      <text:p text:style-name="P17"><text:tab/>1 0 3</text:p>
      <text:p text:style-name="P17"><text:tab/>0 2 3</text:p>
      <text:p text:style-name="P17"><text:tab/>1 0 0</text:p>
      <text:p text:style-name="P17"/>
      <text:p text:style-name="P10"><text:span text:style-name="T18"><text:tab/></text:span><text:span text:style-name="T19">Исходный вектор</text:span></text:p>
      <text:p text:style-name="P17"><text:tab/>1</text:p>
      <text:p text:style-name="P17"><text:tab/>2</text:p>
      <text:p text:style-name="P17"><text:tab/>3</text:p>
      <text:p text:style-name="P17"/>
      <text:p text:style-name="P17"><text:tab/>Результат обычного уможнения:</text:p>
      <text:p text:style-name="P17"><text:tab/>10</text:p>
      <text:p text:style-name="P10"><text:span text:style-name="T19"><text:tab/>13</text:span><text:span text:style-name="T18"><text:tab/></text:span></text:p>
      <text:p text:style-name="P10"><text:span text:style-name="T18"><text:tab/></text:span><text:span text:style-name="T19">1</text:span></text:p>
      <text:p text:style-name="P17"><text:tab/></text:p>
      <text:p text:style-name="P17"><text:tab/>Результат упакованного</text:p>
      <text:p text:style-name="P17"><text:tab/>10 13 1</text:p>
      <text:p text:style-name="P17"/>
      <text:p text:style-name="P11">3. <text:span text:style-name="T18">Проверка эффективности работы алгоритмов</text:span></text:p>
      <text:p text:style-name="P19">(<text:span text:style-name="T1">Результаты написаны в секундах</text:span>)</text:p>
      <text:p text:style-name="P17">(size, procenting, result)</text:p>
      <text:p text:style-name="P17"><text:tab/>a) 1000, 40</text:p>
      <text:p text:style-name="P17"><text:tab/>Result of multiply matr is &gt; 0.004539</text:p>
      <text:p text:style-name="P17"><text:tab/>Result of multiply struct is &gt; 0.004721</text:p>
      <text:p text:style-name="P17"/>
      <text:p text:style-name="P17"><text:tab/>b) 1000, 50</text:p>
      <text:p text:style-name="P17"><text:tab/>Result of multiply matr is &gt; 0.004456</text:p>
      <text:p text:style-name="P17"><text:tab/>Result of multiply struct is &gt; 0.006912</text:p>
      <text:p text:style-name="P17"/>
      <text:p text:style-name="P17"><text:tab/>c) 1000, 60</text:p>
      <text:p text:style-name="P17"><text:tab/>Result of multiply matr is &gt; 0.006211</text:p>
      <text:p text:style-name="P17"><text:tab/>Result of multiply struct is &gt; 0.010084<text:tab/></text:p>
      <text:p text:style-name="P17"/>
      <text:p text:style-name="P17"><text:tab/>d) 500, 40</text:p>
      <text:p text:style-name="P17"><text:tab/>Result of multiply matr is &gt; 0.001431</text:p>
      <text:p text:style-name="P17"><text:tab/>Result of multiply struct is &gt; 0.001484<text:tab/></text:p>
      <text:p text:style-name="P17"/>
      <text:p text:style-name="P17"><text:tab/>e) 500, 50</text:p>
      <text:p text:style-name="P17"><text:tab/>Result of multiply matr is &gt; 0.001389</text:p>
      <text:p text:style-name="P17"><text:tab/>Result of multiply struct is &gt; 0.001554</text:p>
      <text:p text:style-name="P17"/>
      <text:p text:style-name="P17"><text:tab/>f) 500, 60</text:p>
      <text:p text:style-name="P17"><text:soft-page-break/><text:tab/>Result of multiply matr is &gt; 0.001518</text:p>
      <text:p text:style-name="P17"><text:tab/>Result of multiply struct is &gt; 0.002077</text:p>
      <text:p text:style-name="P17"/>
      <text:p text:style-name="P11">Память:</text:p>
      <text:p text:style-name="P12"><text:tab/><text:span text:style-name="T18">В структуре </text:span><text:span text:style-name="T20">3 вектора, первые два из них размером N * sizeof(int), т. е. N * 4,</text:span></text:p>
      <text:p text:style-name="P18"><text:tab/>а 3 вектор (N + 1) * sizeof(int), т. е. (N + 1) * 4</text:p>
      <text:p text:style-name="P18"/>
      <text:p text:style-name="P18"><text:tab/>Общий размер структуры 2 * N * 4 <text:span text:style-name="T29">+ </text:span>(N + 1) * 4</text:p>
      <text:p text:style-name="P18"><text:tab/></text:p>
      <text:p text:style-name="P18"><text:tab/>Размер матрицы — N * M * sizeof(int) = N * M * 4</text:p>
      <text:p text:style-name="P18"><text:tab/><text:tab/></text:p>
      <text:p text:style-name="P29"><text:tab/><text:span text:style-name="T29">Для матрицы 100х100 и 1000 ненулевых элементов размер структуры будет равен <text:tab/>12 <text:tab/>Кб, а сама матрица будет размером 40 Кб</text:span></text:p>
      <text:p text:style-name="P29">1. Что такое разреженная матрица, какие схемы хранения таких матриц Вы знаете? </text:p>
      <text:p text:style-name="Text_20_body"><text:tab/>Матрицы могут быть достаточно большие (больше 10e10- 10e20− элементов), а число <text:tab/>не<text:span text:style-name="T29">нулевых элементов может быть мало.</text:span></text:p>
      <text:p text:style-name="Text_20_body"><text:tab/>В подобных матричных задачах значения g лежат в интервале 0.2 … 0.5, т.е. матрица <text:tab/>разрежена. </text:p>
      <text:p text:style-name="Text_20_body"><text:tab/>Существуют различные схемы хранения разреженных матриц. </text:p>
      <text:p text:style-name="Text_20_body"><text:tab/>0) Координатный способ хранения (Value, I, J) </text:p>
      <text:p text:style-name="Text_20_body"><text:tab/>1) линейный связный список, т.е. последовательность ячеек, связанных в <text:tab/>определенном порядке. Каждая ячейка списка содержит элемент списка и указатель на <text:tab/>положение следующей ячейки. </text:p>
      <text:p text:style-name="Text_20_body"><text:tab/>2) диагональная схема хранения симметричных матриц (ненулевые элементы близко <text:tab/>расположены относительно главной диагонали) </text:p>
      <text:p text:style-name="P31">3) Связная схема хранения матриц, предложенная Кнутом (массив ненулевых элементов, индексы строк и столбцов соответствующих элементов, индексы с</text:p>
      <text:p text:style-name="P31"/>
      <text:p text:style-name="P31"/>
      <text:p text:style-name="P31"/>
      <text:p text:style-name="P31"><text:tab/>которого начинается строка, и индекс с которого начинается столбец) </text:p>
      <text:p text:style-name="Text_20_body"><text:tab/>4) Разреженный строчный (столбцовый) формат (массив ненулевых элементов, <text:tab/>индексы столбцов соответствующих элементов, массив индексов с которых <text:tab/>начинается новая строка) </text:p>
      <text:p text:style-name="Text_20_body">2. Каким образом и сколько памяти выделяется под хранение разреженной и обычной матрицы? </text:p>
      <text:p text:style-name="Text_20_body"><text:tab/>(предполагается, что матрица вещественная и <text:span text:style-name="T29">N</text:span> &lt; 2<text:span text:style-name="T29">^32</text:span>; в противном случае <text:tab/>необходимо использовать 64битный вариант без<text:span text:style-name="T29">з</text:span>накового целого для хранения <text:tab/>индексов. NZ – <text:s/>количество не нулевых элементов). </text:p>
      <text:p text:style-name="Text_20_body"><text:soft-page-break/><text:tab/>Плотное представление: 8 N*N байт. </text:p>
      <text:p text:style-name="Text_20_body"><text:tab/>Координатный метод: 8*NZ + 4*NZ + 4*NZ = 16*NZ </text:p>
      <text:p text:style-name="P31"><text:tab/>разреженный строчный формат: 8*NZ + 4*NZ +</text:p>
      <text:p text:style-name="P31"><text:s/>4*(N’ + 1) </text:p>
      <text:p text:style-name="Text_20_body"/>
      <text:p text:style-name="Text_20_body">3. Каков принцип обработки разреженной матрицы? </text:p>
      <text:p text:style-name="Text_20_body"><text:tab/>Алгоритмы обработки разреженных матриц предусматривают действия только с <text:tab/>ненулевыми элементами, за счёт этого растёт скорость работы разреженных матриц по <text:tab/>сравнению с неупакованными. </text:p>
      <text:p text:style-name="Text_20_body">4. В каком случае для матриц эффективнее применять стандартные алгоритмы обработки матриц? От чего это зависит? </text:p>
      <text:p text:style-name="Text_20_body"><text:tab/>Разреженность матрицы следует учитывать только в том случае, когда из этого можно <text:tab/>извлечь выгоду за счет игнорирования нулевых элементов. Алгоритмы обработки <text:tab/>разреженных матриц </text:p>
      <text:p text:style-name="Text_20_body"><text:tab/>предусматривают действия только с ненулевыми элементами и, таким образом, <text:tab/>количество операций будет пропорционально количеству ненулевых элементов.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2:51:44.838703744</meta:creation-date>
    <dc:date>2019-11-12T17:05:19.338483039</dc:date>
    <meta:editing-duration>PT25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83" meta:word-count="1110" meta:character-count="7658" meta:non-whitespace-character-count="6307"/>
  </office:meta>
</office:document-meta>
</file>